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0cm" style:auto-text-indent="false"/>
    </style:style>
    <style:style style:name="P3" style:family="paragraph" style:parent-style-name="Standard">
      <style:paragraph-properties fo:margin-left="2.54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officeooo:paragraph-rsid="0024b0a0"/>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7" style:family="paragraph" style:parent-style-name="Standard">
      <style:paragraph-properties fo:margin-left="0cm" fo:margin-right="0cm" fo:text-align="justify" style:justify-single-word="false" fo:text-indent="0cm" style:auto-text-indent="false" fo:break-before="page"/>
      <style:text-properties fo:font-weight="bold" style:font-weight-asian="bold"/>
    </style:style>
    <style:style style:name="P8" style:family="paragraph" style:parent-style-name="Standard">
      <style:paragraph-properties fo:margin-left="1.27cm" fo:margin-right="0cm" fo:text-align="justify" style:justify-single-word="false" fo:text-indent="0cm" style:auto-text-indent="false"/>
      <style:text-properties fo:font-style="italic" style:font-style-asian="italic"/>
    </style:style>
    <style:style style:name="P9" style:family="paragraph" style:parent-style-name="Standard">
      <style:paragraph-properties fo:margin-left="0cm" fo:margin-right="0cm" fo:text-align="justify" style:justify-single-word="false" fo:text-indent="0cm" style:auto-text-indent="false"/>
      <style:text-properties officeooo:rsid="002011c2" officeooo:paragraph-rsid="002011c2" fo:background-color="#00ffff"/>
    </style:style>
    <style:style style:name="P10" style:family="paragraph" style:parent-style-name="Standard">
      <style:paragraph-properties fo:margin-left="0cm" fo:margin-right="0cm" fo:text-align="justify" style:justify-single-word="false" fo:text-indent="0cm" style:auto-text-indent="false"/>
      <style:text-properties officeooo:rsid="001e49e9" officeooo:paragraph-rsid="001e49e9"/>
    </style:style>
    <style:style style:name="P11" style:family="paragraph" style:parent-style-name="Standard">
      <style:paragraph-properties fo:margin-left="0cm" fo:margin-right="0cm" fo:text-align="justify" style:justify-single-word="false" fo:text-indent="0cm" style:auto-text-indent="false"/>
      <style:text-properties officeooo:rsid="001e49e9" officeooo:paragraph-rsid="001e49e9" fo:background-color="#ff0000"/>
    </style:style>
    <style:style style:name="P12" style:family="paragraph" style:parent-style-name="Standard">
      <style:paragraph-properties fo:margin-left="0cm" fo:margin-right="0cm" fo:text-align="justify" style:justify-single-word="false" fo:text-indent="0cm" style:auto-text-indent="false"/>
      <style:text-properties officeooo:rsid="001e4a98" officeooo:paragraph-rsid="001e4a98" fo:background-color="#0000ff"/>
    </style:style>
    <style:style style:name="P13" style:family="paragraph" style:parent-style-name="Standard">
      <style:paragraph-properties fo:margin-left="0cm" fo:margin-right="0cm" fo:text-align="justify" style:justify-single-word="false" fo:text-indent="0cm" style:auto-text-indent="false"/>
      <style:text-properties officeooo:rsid="001e8483" officeooo:paragraph-rsid="001e8483" fo:background-color="#00ff00"/>
    </style:style>
    <style:style style:name="P14" style:family="paragraph" style:parent-style-name="Standard">
      <style:paragraph-properties fo:margin-left="0cm" fo:margin-right="0cm" fo:text-align="justify" style:justify-single-word="false" fo:text-indent="0cm" style:auto-text-indent="false"/>
      <style:text-properties officeooo:rsid="001f8031" officeooo:paragraph-rsid="001f8031" fo:background-color="#ffff00"/>
    </style:style>
    <style:style style:name="P15" style:family="paragraph" style:parent-style-name="Standard">
      <style:paragraph-properties fo:margin-left="0cm" fo:margin-right="0cm" fo:text-align="justify" style:justify-single-word="false" fo:text-indent="0cm" style:auto-text-indent="false"/>
      <style:text-properties officeooo:rsid="002011c2" officeooo:paragraph-rsid="00219261" fo:background-color="#ff00ff"/>
    </style:style>
    <style:style style:name="P16" style:family="paragraph" style:parent-style-name="Standard" style:master-page-name="Standard">
      <style:paragraph-properties fo:text-align="justify" style:justify-single-word="false" style:page-number="1"/>
      <style:text-properties fo:font-weight="bold" style:font-weight-asian="bold"/>
    </style:style>
    <style:style style:name="P17" style:family="paragraph" style:parent-style-name="Standard" style:list-style-name="WWNum4">
      <style:paragraph-properties fo:margin-left="1.27cm" fo:margin-right="0cm" fo:text-align="justify" style:justify-single-word="false" fo:text-indent="-0.635cm" style:auto-text-indent="false"/>
      <style:text-properties fo:font-weight="bold" style:font-weight-asian="bold"/>
    </style:style>
    <style:style style:name="P18" style:family="paragraph" style:parent-style-name="Standard" style:list-style-name="WWNum1">
      <style:paragraph-properties fo:margin-left="1.27cm" fo:margin-right="0cm" fo:text-align="justify" style:justify-single-word="false" fo:text-indent="-0.635cm" style:auto-text-indent="false"/>
      <style:text-properties fo:font-weight="bold" style:font-weight-asian="bold"/>
    </style:style>
    <style:style style:name="P19" style:family="paragraph" style:parent-style-name="Standard" style:list-style-name="WWNum1">
      <style:paragraph-properties fo:margin-left="1.27cm" fo:margin-right="0cm" fo:text-align="justify" style:justify-single-word="false" fo:text-indent="-0.635cm" style:auto-text-indent="false"/>
      <style:text-properties fo:font-weight="bold" fo:background-color="#ffff00" style:font-weight-asian="bold"/>
    </style:style>
    <style:style style:name="P20" style:family="paragraph" style:parent-style-name="Standard" style:list-style-name="WWNum4">
      <style:paragraph-properties fo:margin-left="1.27cm" fo:margin-right="0cm" fo:text-align="justify" style:justify-single-word="false" fo:text-indent="-0.635cm" style:auto-text-indent="false"/>
    </style:style>
    <style:style style:name="P21" style:family="paragraph" style:parent-style-name="Standard" style:list-style-name="WWNum3">
      <style:paragraph-properties fo:margin-left="1.27cm" fo:margin-right="0cm" fo:text-align="justify" style:justify-single-word="false" fo:text-indent="-0.635cm" style:auto-text-indent="false"/>
    </style:style>
    <style:style style:name="P22" style:family="paragraph" style:parent-style-name="Standard" style:list-style-name="WWNum3">
      <style:paragraph-properties fo:margin-left="2.54cm" fo:margin-right="0cm" fo:text-align="justify" style:justify-single-word="false" fo:text-indent="-0.635cm" style:auto-text-indent="false"/>
    </style:style>
    <style:style style:name="P23" style:family="paragraph" style:parent-style-name="Standard" style:list-style-name="WWNum1">
      <style:paragraph-properties fo:margin-left="1.27cm" fo:margin-right="0cm" fo:text-align="justify" style:justify-single-word="false" fo:text-indent="-0.635cm" style:auto-text-indent="false"/>
    </style:style>
    <style:style style:name="P24" style:family="paragraph" style:parent-style-name="Standard" style:list-style-name="WWNum1">
      <style:paragraph-properties fo:margin-left="2.54cm" fo:margin-right="0cm" fo:text-align="justify" style:justify-single-word="false" fo:text-indent="-0.635cm" style:auto-text-indent="false"/>
    </style:style>
    <style:style style:name="P25" style:family="paragraph" style:parent-style-name="Standard" style:list-style-name="WWNum2">
      <style:paragraph-properties fo:margin-left="3.81cm" fo:margin-right="0cm" fo:text-align="justify" style:justify-single-word="false" fo:text-indent="-0.635cm" style:auto-text-indent="false"/>
    </style:style>
    <style:style style:name="P26" style:family="paragraph" style:parent-style-name="Standard" style:list-style-name="WWNum2">
      <style:paragraph-properties fo:margin-left="5.08cm" fo:margin-right="0cm" fo:text-align="justify" style:justify-single-word="false" fo:text-indent="-0.635cm" style:auto-text-indent="false"/>
    </style:style>
    <style:style style:name="P27" style:family="paragraph" style:parent-style-name="Standard" style:list-style-name="WWNum3">
      <style:paragraph-properties fo:margin-left="1.27cm" fo:margin-right="0cm" fo:text-align="justify" style:justify-single-word="false" fo:text-indent="-0.635cm" style:auto-text-indent="false"/>
      <style:text-properties fo:background-color="#00ffff"/>
    </style:style>
    <style:style style:name="P28" style:family="paragraph" style:parent-style-name="Standard" style:list-style-name="WWNum3">
      <style:paragraph-properties fo:margin-left="1.27cm" fo:margin-right="0cm" fo:text-align="justify" style:justify-single-word="false" fo:text-indent="-0.635cm" style:auto-text-indent="false"/>
      <style:text-properties fo:background-color="#ff00ff"/>
    </style:style>
    <style:style style:name="P29" style:family="paragraph" style:parent-style-name="Standard" style:list-style-name="WWNum3">
      <style:paragraph-properties fo:margin-left="2.54cm" fo:margin-right="0cm" fo:text-align="justify" style:justify-single-word="false" fo:text-indent="-0.635cm" style:auto-text-indent="false"/>
      <style:text-properties fo:background-color="#ff00ff"/>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fo:background-color="#ff0000" loext:char-shading-value="0" style:font-style-asian="italic"/>
    </style:style>
    <style:style style:name="T4" style:family="text">
      <style:text-properties fo:font-style="italic" fo:background-color="#00ff00" loext:char-shading-value="0" style:font-style-asian="italic"/>
    </style:style>
    <style:style style:name="T5" style:family="text">
      <style:text-properties fo:font-style="italic" fo:background-color="#0000ff" loext:char-shading-value="0" style:font-style-asian="italic"/>
    </style:style>
    <style:style style:name="T6" style:family="text">
      <style:text-properties fo:font-style="italic" fo:background-color="#ffff00" loext:char-shading-value="0" style:font-style-asian="italic"/>
    </style:style>
    <style:style style:name="T7" style:family="text">
      <style:text-properties fo:font-style="italic" fo:background-color="#ff00ff" loext:char-shading-value="0" style:font-style-asian="italic"/>
    </style:style>
    <style:style style:name="T8" style:family="text">
      <style:text-properties fo:color="#1155cc" loext:opacity="100%" style:text-underline-style="solid" style:text-underline-width="auto" style:text-underline-color="font-color"/>
    </style:style>
    <style:style style:name="T9" style:family="text">
      <style:text-properties fo:font-size="12pt" fo:font-style="italic" style:font-size-asian="12pt" style:font-style-asian="italic" style:font-size-complex="12pt"/>
    </style:style>
    <style:style style:name="T10" style:family="text">
      <style:text-properties fo:font-size="12pt" style:font-size-asian="12pt" style:font-size-complex="12pt"/>
    </style:style>
    <style:style style:name="T11" style:family="text">
      <style:text-properties fo:background-color="#ff00ff" loext:char-shading-value="0"/>
    </style:style>
    <style:style style:name="T12" style:family="text">
      <style:text-properties fo:background-color="#ff0000" loext:char-shading-value="0"/>
    </style:style>
    <style:style style:name="T13" style:family="text">
      <style:text-properties fo:background-color="#00ff00" loext:char-shading-value="0"/>
    </style:style>
    <style:style style:name="T14" style:family="text">
      <style:text-properties fo:background-color="#0000ff" loext:char-shading-value="0"/>
    </style:style>
    <style:style style:name="T15" style:family="text">
      <style:text-properties fo:background-color="#00ffff" loext:char-shading-value="0"/>
    </style:style>
    <style:style style:name="T16" style:family="text">
      <style:text-properties fo:background-color="#ffff00" loext:char-shading-value="0"/>
    </style:style>
    <style:style style:name="T17" style:family="text">
      <style:text-properties officeooo:rsid="0022d1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CRIPTING</text:p>
      <text:p text:style-name="P5">INGENIERÍA EN DISEÑO DE ENTRETENIMIENTO DIGITAL</text:p>
      <text:p text:style-name="P5">UNIVERSIDAD PONTIFICIA BOLIVARIANA</text:p>
      <text:p text:style-name="P5"/>
      <text:p text:style-name="P5">PARCIAL PRÁCTICO 2</text:p>
      <text:p text:style-name="P5"/>
      <text:p text:style-name="P1"><text:span text:style-name="T1">FECHA: </text:span>Septiembre 30 de 2023<text:tab/><text:tab/><text:tab/><text:span text:style-name="T1">PROFESOR: </text:span>Andrés Pérez Campillo</text:p>
      <text:p text:style-name="P5"/>
      <text:p text:style-name="P5"/>
      <text:p text:style-name="P5">NOTAS PREVIAS:</text:p>
      <text:list text:style-name="WWNum4">
        <text:list-item>
          <text:p text:style-name="P20">Por favor <text:span text:style-name="T1">LEA TODO EL ENUNCIADO</text:span> antes de responder cualquier pregunta. Si existe alguna imprecisión con la redacción que pueda sugerir ambigüedad en la pregunta o si el enunciado contiene preguntas sobre temas no tratados en el curso o sus prerrequistos, hacer la observación pública y el profesor la atenderá.</text:p>
        </text:list-item>
        <text:list-item>
          <text:p text:style-name="P20">La fecha límite para hacer subidas al repositorio es el <text:span text:style-name="T1">30 de septiembre de 2023 a las 11:59 hrs.</text:span></text:p>
        </text:list-item>
        <text:list-item>
          <text:p text:style-name="P17">Usted debe crear el código completamente. Debe crear un repositorio en GitHub donde aloje un proyecto de pruebas de NUnit en Visual Studio con el código que implemente este parcial.</text:p>
        </text:list-item>
        <text:list-item>
          <text:p text:style-name="P17">La entrega se realizará vía Aula Digital, y bajo ningún concepto se aceptará entrega por otro medio. Si presenta la entrega por fuera del Aula Digital, se asumirá como NO ENTREGADA.</text:p>
        </text:list-item>
        <text:list-item>
          <text:p text:style-name="P20">Incluya en su solución un archivo <text:span text:style-name="T2">readme</text:span>. Detalle los miembros que participaron de la entrega. Si usted trabaja en pareja y no hace referencia a su compañero, solo se le calificará a quien figure en la entrega.</text:p>
        </text:list-item>
        <text:list-item>
          <text:p text:style-name="P20">Puede consultar las notas de clase, material del curso y el manual de referencia de <text:span text:style-name="T2">C#</text:span>, o sitios como <text:span text:style-name="T2">dotnetpealrs</text:span>, <text:span text:style-name="T2">codeproject</text:span>, foros técnicos, etc.</text:p>
        </text:list-item>
        <text:list-item>
          <text:p text:style-name="P20"><text:span text:style-name="T1">ESTÁ PROHIBIDO</text:span> el uso de cualquier soporte no autorizado por el profesor.</text:p>
        </text:list-item>
        <text:list-item>
          <text:p text:style-name="P20"><text:span text:style-name="T1">La actividad se entregará de manera INDIVIDUAL o GRUPAL POR PAREJAS</text:span>. <text:span text:style-name="T1">Colaborar con algún compañero de clase fuera de su grupo de trabajo, comunicarse por cualquier medio con algún tercero ajeno al curso, solicitar ayuda en foros técnicos durante el tiempo de evaluación está incluido en los soportes NO AUTORIZADOS por el profesor y se constituye en caso de fraude.</text:span></text:p>
        </text:list-item>
        <text:list-item>
          <text:p text:style-name="P20">En caso de fraude, se anulará el examen asignando una nota de <text:span text:style-name="T1">CERO PUNTO CERO (0.0)</text:span> y se procederá de acuerdo al <text:a xlink:type="simple" xlink:href="https://gconocimiento.upb.edu.co/gesdoc/Informacin%20Institucional/Reglamento%20Estudiantes%20Pregrado.pdf" text:style-name="ListLabel_20_37" text:visited-style-name="ListLabel_20_37"><text:span text:style-name="T8">Reglamento Estudiantil de Pregrado</text:span></text:a> de la Universidad.</text:p>
        </text:list-item>
      </text:list>
      <text:p text:style-name="P7">COMPONENTE PRÁCTICO (5.0)</text:p>
      <text:p text:style-name="P6"/>
      <text:p text:style-name="P2"><text:span text:style-name="T2">El Jugón SAS</text:span> está en etapa de diseño de su próximo juego, y se le ha encargado a usted implementar una propuesta para prueba de concepto. En esta ocasión, la prueba de concepto consiste en un juego de carreras de motos que se centrará en la personalización de los componentes para mejorar los parámetros del vehículo y como estrategia de monetización.</text:p>
      <text:p text:style-name="P2"/>
      <text:p text:style-name="P2">En este momento, se le ha pedido implementar el entorno de pruebas unitarias para diversas funcionalidades del juego. <text:span text:style-name="T11">De momento, nos centraremos en las características de las </text:span><text:span text:style-name="T12">motos</text:span><text:span text:style-name="T11">.</text:span></text:p>
      <text:p text:style-name="P2"/>
      <text:p text:style-name="P2">---------------------------------------------------------------------------------------------</text:p>
      <text:p text:style-name="P10">ColorChart</text:p>
      <text:p text:style-name="P11">Class/abstract class</text:p>
      <text:p text:style-name="P12">Behaviour</text:p>
      <text:p text:style-name="P13">Attributes</text:p>
      <text:p text:style-name="P14">Interfaces</text:p>
      <text:p text:style-name="P9">Important</text:p>
      <text:p text:style-name="P15">GigaImportant <text:span text:style-name="T17">(Important+)</text:span></text:p>
      <text:p text:style-name="P4">---------------------------------------------------------------------------------------------</text:p>
      <text:p text:style-name="P4"/>
      <text:p text:style-name="P2">Los siguientes son los <text:span text:style-name="T11">requisitos funcionales</text:span> que debe probar:</text:p>
      <text:p text:style-name="P2"/>
      <text:list text:style-name="WWNum3">
        <text:list-item>
          <text:p text:style-name="P21">Cada <text:span text:style-name="T12">moto </text:span><text:span text:style-name="T3">Bike</text:span> tiene una serie de <text:span text:style-name="T12">componentes</text:span> que se pueden <text:span text:style-name="T14">personalizar</text:span>:</text:p>
          <text:list>
            <text:list-item>
              <text:p text:style-name="P22"><text:span text:style-name="T3">FrontWheel</text:span><text:span text:style-name="T2"> - </text:span>Llanta delantera.</text:p>
            </text:list-item>
            <text:list-item>
              <text:p text:style-name="P22"><text:span text:style-name="T3">BackWheel</text:span><text:span text:style-name="T2"> </text:span>- Llanta trasera.</text:p>
            </text:list-item>
            <text:list-item>
              <text:p text:style-name="P22"><text:span text:style-name="T3">Chassis</text:span><text:span text:style-name="T2"> </text:span>- Chasis</text:p>
            </text:list-item>
            <text:list-item>
              <text:p text:style-name="P22"><text:span text:style-name="T3">Engine</text:span><text:span text:style-name="T2"> -</text:span> Motor</text:p>
            </text:list-item>
            <text:list-item>
              <text:p text:style-name="P22"><text:span text:style-name="T3">Muffler</text:span><text:span text:style-name="T2"> - </text:span>Mofle</text:p>
            </text:list-item>
          </text:list>
        </text:list-item>
        <text:list-item>
          <text:p text:style-name="P27">Las motos <text:span text:style-name="T2">deben</text:span> tener todas esas partes para poder ser usadas en una carrera.</text:p>
        </text:list-item>
        <text:list-item>
          <text:p text:style-name="P21">Las <text:span text:style-name="T12">motos</text:span> tienen los siguientes <text:span text:style-name="T13">parámetros</text:span>:</text:p>
          <text:list>
            <text:list-item>
              <text:p text:style-name="P22"><text:span text:style-name="T4">Speed</text:span><text:span text:style-name="T2">: </text:span>Velocidad máxima de la moto</text:p>
            </text:list-item>
            <text:list-item>
              <text:p text:style-name="P22"><text:span text:style-name="T4">Acceleration</text:span><text:span text:style-name="T2">: </text:span>Factor de aceleración de la moto</text:p>
            </text:list-item>
            <text:list-item>
              <text:p text:style-name="P22"><text:span text:style-name="T4">Handling</text:span><text:span text:style-name="T9">:</text:span><text:span text:style-name="T10"> Facilidad para maniobrar la moto.</text:span></text:p>
            </text:list-item>
            <text:list-item>
              <text:p text:style-name="P22"><text:span text:style-name="T4">Grip</text:span>: Agarre del vehículo en superficies.</text:p>
            </text:list-item>
          </text:list>
        </text:list-item>
        <text:list-item>
          <text:p text:style-name="P27">En ningún caso, una <text:span text:style-name="T12">moto</text:span> puede no tener <text:span text:style-name="T12">chasis</text:span>. Al tiempo, no puede existir ningún <text:span text:style-name="T12">chasis</text:span> fuera de una <text:span text:style-name="T12">moto</text:span>.</text:p>
        </text:list-item>
        <text:list-item>
          <text:p text:style-name="P21">Los valores de cada parámetro estarán dados en una escala análoga de <text:span text:style-name="T11">0.0 a 10.0</text:span>, donde 0.0 representa el menor valor y 10.0 el máximo.</text:p>
        </text:list-item>
        <text:list-item>
          <text:p text:style-name="P28">En ningún caso, una moto completa puede tener ninguno de sus parámetros en 0.0.</text:p>
        </text:list-item>
        <text:list-item>
          <text:p text:style-name="P21">Cuando una moto está completa, el valor inicial de todos sus parámetros es <text:span text:style-name="T11">1.0</text:span></text:p>
        </text:list-item>
        <text:list-item>
          <text:p text:style-name="P21">En caso de faltar algún componente, se deben satisfacer las siguientes reglas:</text:p>
          <text:list>
            <text:list-item>
              <text:p text:style-name="P22"><text:span text:style-name="T14">Falta motor</text:span>: <text:span text:style-name="T4">Speed</text:span> será <text:span text:style-name="T11">0.0</text:span></text:p>
            </text:list-item>
            <text:list-item>
              <text:p text:style-name="P22"><text:span text:style-name="T14">Falta cualquiera de las llantas</text:span>: <text:span text:style-name="T4">Acceleration</text:span> será <text:span text:style-name="T11">0.0</text:span></text:p>
            </text:list-item>
            <text:list-item>
              <text:p text:style-name="P22"><text:span text:style-name="T14">Faltan </text:span><text:span text:style-name="T5">ambas</text:span><text:span text:style-name="T14"> llantas</text:span>: <text:span text:style-name="T4">Handling</text:span><text:span text:style-name="T2"> </text:span>será <text:span text:style-name="T11">0.0</text:span>, <text:span text:style-name="T4">Grip</text:span> será <text:span text:style-name="T11">0.0</text:span></text:p>
            </text:list-item>
            <text:list-item>
              <text:p text:style-name="P22"><text:span text:style-name="T14">Falta mofle</text:span>: <text:span text:style-name="T4">Acceleration</text:span> se <text:span text:style-name="T11">divide a la mitad</text:span>.</text:p>
            </text:list-item>
          </text:list>
        </text:list-item>
        <text:list-item>
          <text:p text:style-name="P21"><text:soft-page-break/>Las <text:span text:style-name="T12">partes</text:span> <text:span text:style-name="T14">pueden modificar uno o más </text:span><text:span text:style-name="T13">parámetros</text:span> de la <text:span text:style-name="T12">moto</text:span>, <text:span text:style-name="T16">pero se excluyen</text:span> <text:span text:style-name="T16">algunos según la parte - esto es, las </text:span><text:span text:style-name="T12">partes</text:span><text:span text:style-name="T16"> </text:span><text:span text:style-name="T6">no</text:span><text:span text:style-name="T16"> modifican parámetros según sigue:</text:span></text:p>
          <text:list>
            <text:list-item>
              <text:p text:style-name="P22">El <text:span text:style-name="T12">motor</text:span> <text:span text:style-name="T5">no</text:span> <text:span text:style-name="T14">modificará</text:span> nunca <text:span text:style-name="T2">Grip</text:span>.</text:p>
            </text:list-item>
            <text:list-item>
              <text:p text:style-name="P22">El <text:span text:style-name="T12">mofle</text:span> <text:span text:style-name="T5">no</text:span> <text:span text:style-name="T14">modificará</text:span> nunca <text:span text:style-name="T2">Speed</text:span>, <text:span text:style-name="T2">Handling</text:span>, <text:span text:style-name="T2">Grip</text:span></text:p>
            </text:list-item>
            <text:list-item>
              <text:p text:style-name="P22">El <text:span text:style-name="T12">chasis</text:span> <text:span text:style-name="T5">no</text:span> <text:span text:style-name="T14">modifica</text:span> ningún parámetro.</text:p>
            </text:list-item>
            <text:list-item>
              <text:p text:style-name="P22">Las <text:span text:style-name="T12">llantas</text:span> <text:span text:style-name="T14">pueden modificar</text:span> todos los parámetros.</text:p>
            </text:list-item>
          </text:list>
        </text:list-item>
        <text:list-item>
          <text:p text:style-name="P27">Los valores que agrega cada parte a cada parámetro no pueden ser superiores a 5.0, y, en total no puede agregar más de 10.0 puntos sumando todos los parámetros que modifique.</text:p>
          <text:list>
            <text:list-item>
              <text:p text:style-name="P29">Durante la construcción de cada parte se debe garantizar que la regla anterior se satisfaga.</text:p>
            </text:list-item>
          </text:list>
        </text:list-item>
        <text:list-item>
          <text:p text:style-name="P21"><text:span text:style-name="T16">Una vez que la </text:span><text:span text:style-name="T12">moto</text:span><text:span text:style-name="T16"> esté </text:span><text:span text:style-name="T15">completa</text:span><text:span text:style-name="T16">, al </text:span><text:span text:style-name="T14">equipar una </text:span><text:span text:style-name="T12">parte</text:span><text:span text:style-name="T14"> nueva, la </text:span><text:span text:style-name="T12">parte</text:span><text:span text:style-name="T14"> nueva debe reemplazar a la anterior.</text:span></text:p>
        </text:list-item>
        <text:list-item>
          <text:p text:style-name="P21">El total de cada parámetro será la suma del valor que cada parte agregue a dicho parámetro más el valor inicial por estar completa (ej. <text:span text:style-name="T7">Speed</text:span><text:span text:style-name="T11"> = 1.0 + </text:span><text:span text:style-name="T7">frontWheelSpeed + backWheelSpeed + engineSpeed</text:span><text:span text:style-name="T11">)</text:span>.</text:p>
        </text:list-item>
      </text:list>
      <text:p text:style-name="P1"/>
      <text:p text:style-name="P1">Su implementación debe ser entregada en un proyecto de pruebas y cumplir con las siguientes características:</text:p>
      <text:p text:style-name="P1"/>
      <text:list text:style-name="WWNum1">
        <text:list-item>
          <text:p text:style-name="P23">Código escrito en inglés <text:span text:style-name="T1">(0.25)</text:span></text:p>
        </text:list-item>
        <text:list-item>
          <text:p text:style-name="P23"><text:span text:style-name="T2">Readme</text:span> <text:span text:style-name="T1">(0.25)</text:span></text:p>
          <text:list>
            <text:list-item>
              <text:p text:style-name="P24">Incluye los miembros del equipo, si es más de uno.</text:p>
            </text:list-item>
            <text:list-item>
              <text:p text:style-name="P24">Incluye consideraciones de su diseño orientado a objetos.</text:p>
            </text:list-item>
            <text:list-item>
              <text:p text:style-name="P24">Incluye consideraciones o particularidades de su proyecto.</text:p>
            </text:list-item>
          </text:list>
        </text:list-item>
        <text:list-item>
          <text:p text:style-name="P18">Diseño Orientado a Objetos (1.0):</text:p>
          <text:list>
            <text:list-item>
              <text:p text:style-name="P24">Debe identificar clases candidatas a superclases, subclases, potenciales interfaces o clases abstractas. En caso de no usarlas, justificar el por qué.</text:p>
            </text:list-item>
            <text:list-item>
              <text:p text:style-name="P24">Reflejar relaciones de composición o agregación en la instanciación de clases.</text:p>
            </text:list-item>
          </text:list>
        </text:list-item>
      </text:list>
      <text:p text:style-name="P3"><text:span text:style-name="T1">Pista:</text:span> Para este ejercicio se le pide pensar una arquitectura extensible a futuro, por lo que debe aplicar todos los principios de la OOP.</text:p>
      <text:list text:continue-numbering="true" text:style-name="WWNum1">
        <text:list-item>
          <text:p text:style-name="P19">Diseño Dirigido por Pruebas (TDD) (3.5):</text:p>
          <text:list>
            <text:list-item>
              <text:p text:style-name="P24">Las pruebas <text:span text:style-name="T2">deben</text:span> correr y pasar completamente <text:span text:style-name="T1">(2.0 / 3.5)</text:span></text:p>
            </text:list-item>
            <text:list-item>
              <text:p text:style-name="P24">Debe configurar el entorno de pruebas para que cada prueba unitaria pueda ser ejecutada individual e independientemente.</text:p>
            </text:list-item>
            <text:list-item>
              <text:p text:style-name="P24">Usted debe escribir los objetos y datos de prueba, inicializarlos y limpiarlos al ejecutar <text:span text:style-name="T2">cada prueba</text:span>.</text:p>
            </text:list-item>
            <text:list-item>
              <text:p text:style-name="P24">Probar los siguientes escenarios:</text:p>
            </text:list-item>
          </text:list>
        </text:list-item>
      </text:list>
      <text:list text:style-name="WWNum2">
        <text:list-item>
          <text:p text:style-name="P25"><text:span text:style-name="T1">BikeCanBeCreated: </text:span>Verifica que una moto pueda ser creada correctamente. Debe intentar crear una moto con y una moto sin chasis. Ambas deben ser válidas.</text:p>
        </text:list-item>
        <text:list-item>
          <text:p text:style-name="P25"><text:span text:style-name="T1">BikesCanBeUsed</text:span>: Verifica que una selección de motos puede ser usada o no en una carrera.</text:p>
          <text:list>
            <text:list-item>
              <text:p text:style-name="P26">Una moto con todas sus partes puede ser usada</text:p>
            </text:list-item>
            <text:list-item>
              <text:p text:style-name="P26">Una moto sin motor no puede ser usada</text:p>
            </text:list-item>
            <text:list-item>
              <text:p text:style-name="P26">Una moto sin una llanta no puede ser usada</text:p>
            </text:list-item>
            <text:list-item>
              <text:p text:style-name="P26">Una moto sin mofle no puede ser usada</text:p>
            </text:list-item>
          </text:list>
        </text:list-item>
        <text:list-item>
          <text:p text:style-name="P25"><text:soft-page-break/><text:span text:style-name="T1">PartCanBeAdded: </text:span>Verifica que una selección de partes pueden ser agregadas a una selección de motos según las siguientes condiciones:</text:p>
          <text:list>
            <text:list-item>
              <text:p text:style-name="P26">Una moto sin llanta delantera puede equiparse una llanta delantera sin problemas.</text:p>
            </text:list-item>
            <text:list-item>
              <text:p text:style-name="P26">Una moto con llanta trasera puede equiparse la llanta trasera nueva reemplazando la anterior.</text:p>
            </text:list-item>
            <text:list-item>
              <text:p text:style-name="P26">Una moto sin mofle puede equiparse el mofle.</text:p>
            </text:list-item>
            <text:list-item>
              <text:p text:style-name="P26">Una moto no puede reemplazar el chasis.</text:p>
            </text:list-item>
          </text:list>
        </text:list-item>
        <text:list-item>
          <text:p text:style-name="P25"><text:span text:style-name="T1">PartsModifyParameters</text:span>: Verifica que la adición de partes de una moto modifique los parámetros según se especifica:</text:p>
          <text:list>
            <text:list-item>
              <text:p text:style-name="P26">Crear una moto sin partes, probar el valor inicial de los parámetros según la descripción entregada</text:p>
            </text:list-item>
            <text:list-item>
              <text:p text:style-name="P26">Crear partes con modificación de parámetros 0.</text:p>
            </text:list-item>
            <text:list-item>
              <text:p text:style-name="P26">Agregar parte a parte, probar los valores de cada parámetro según la descripción entregada arriba y cada parte agregada (ej. Agregar el motor hace que el valor de Speed deje de ser 0.0 si este motor modifica el Speed).</text:p>
            </text:list-item>
            <text:list-item>
              <text:p text:style-name="P26">Al completar todas las partes, verificar que todos los parámetros satisfagan los valores según la descripción entregada.</text:p>
            </text:list-item>
            <text:list-item>
              <text:p text:style-name="P26">Repetir esta prueba con partes que modifiquen parámetros con valores a su discreción, y probar que los valores de los parámetros con partes mejoradas agreguen al total según la descripción de arriba).</text:p>
            </text:list-item>
          </text:list>
        </text:list-item>
        <text:list-item>
          <text:p text:style-name="P25"><text:span text:style-name="T1">MaxParameterValueOnConstructor:</text:span> Verifica que el valor que agrega cada parte a la moto se inicialice correctamente al crear una instancia de cada parte y se satisfaga la descripción entregada.</text:p>
        </text:list-item>
      </text:list>
      <text:p text:style-name="P8"/>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text-align="justify" style:justify-single-word="false" fo:keep-together="always" fo:break-before="auto" fo:break-after="auto"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1.27cm" fo:margin-right="0cm" fo:text-align="justify" style:justify-single-word="false" fo:keep-together="always" fo:text-indent="-0.635cm" style:auto-text-indent="false" fo:break-before="auto" fo:break-after="auto"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3-09-30T10:15:18.857000000</dc:date>
    <meta:editing-duration>PT56M9S</meta:editing-duration>
    <meta:editing-cycles>29</meta:editing-cycles>
    <meta:document-statistic meta:table-count="0" meta:image-count="0" meta:object-count="0" meta:page-count="4" meta:paragraph-count="91" meta:word-count="1292" meta:character-count="7791" meta:non-whitespace-character-count="6658"/>
  </office:meta>
</office:document-meta>
</file>